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imes New Roman" fo:font-size="12pt" fo:font-weight="bold" officeooo:rsid="0019e7d0" officeooo:paragraph-rsid="0019e7d0"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officeooo:rsid="0018da97" officeooo:paragraph-rsid="0018da97"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style:font-name="Times New Roman" fo:font-size="12pt" fo:font-weight="bold" officeooo:rsid="001fab8f" officeooo:paragraph-rsid="001fab8f"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Times New Roman" fo:font-size="12pt" fo:font-weight="bold" officeooo:rsid="00239b79" officeooo:paragraph-rsid="00239b79"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Times New Roman" fo:font-size="12pt" fo:font-weight="bold" officeooo:rsid="00245880" officeooo:paragraph-rsid="00239b79"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Times New Roman" fo:font-size="12pt" fo:font-weight="bold" officeooo:rsid="00245880" officeooo:paragraph-rsid="00245880"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2pt" fo:font-weight="bold" officeooo:rsid="002eddc4" officeooo:paragraph-rsid="002eddc4"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Times New Roman" fo:font-size="12pt" fo:font-weight="bold" officeooo:rsid="002541a0" officeooo:paragraph-rsid="002541a0" style:font-size-asian="12pt" style:font-weight-asian="bold" style:font-size-complex="12pt" style:font-weight-complex="bold"/>
    </style:style>
    <style:style style:name="P11" style:family="paragraph" style:parent-style-name="Standard">
      <style:paragraph-properties fo:line-height="150%" fo:text-align="start" style:justify-single-word="false"/>
      <style:text-properties style:font-name="Times New Roman" fo:font-size="12pt" fo:font-weight="bold" officeooo:rsid="002f00bd" officeooo:paragraph-rsid="002f00bd" style:font-size-asian="12pt" style:font-weight-asian="bold" style:font-size-complex="12pt" style:font-weight-complex="bold"/>
    </style:style>
    <style:style style:name="P12" style:family="paragraph" style:parent-style-name="Standard">
      <style:paragraph-properties fo:line-height="150%" fo:text-align="start" style:justify-single-word="false"/>
      <style:text-properties style:font-name="Times New Roman" fo:font-size="12pt" fo:font-weight="bold" officeooo:rsid="003078ae" officeooo:paragraph-rsid="003078ae"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Times New Roman" fo:font-size="12pt" fo:font-weight="bold" officeooo:rsid="003078ae" officeooo:paragraph-rsid="003078ae" style:font-size-asian="12pt" style:font-weight-asian="bold" style:font-size-complex="12pt" style:font-weight-complex="bold"/>
    </style:style>
    <style:style style:name="P14" style:family="paragraph" style:parent-style-name="Standard">
      <style:paragraph-properties fo:line-height="150%" fo:text-align="center" style:justify-single-word="false"/>
      <style:text-properties style:font-name="Times New Roman" fo:font-size="12pt" fo:font-weight="bold" officeooo:rsid="004a8534" officeooo:paragraph-rsid="004a8534"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font-weight="normal" officeooo:rsid="0018da97" officeooo:paragraph-rsid="0018da97"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19e7d0" officeooo:paragraph-rsid="0019e7d0"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font-weight="normal" officeooo:rsid="001fab8f" officeooo:paragraph-rsid="001fab8f"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font-weight="normal" officeooo:rsid="00245880" officeooo:paragraph-rsid="00239b79"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font-weight="normal" officeooo:rsid="00245880" officeooo:paragraph-rsid="00245880"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font-weight="normal" officeooo:rsid="002eddc4" officeooo:paragraph-rsid="002eddc4"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font-weight="normal" officeooo:rsid="002541a0" officeooo:paragraph-rsid="002541a0"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font-weight="normal" officeooo:rsid="002f00bd" officeooo:paragraph-rsid="002f00bd"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font-weight="normal" officeooo:rsid="003078ae" officeooo:paragraph-rsid="003078a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font-weight="normal" officeooo:rsid="004a8534" officeooo:paragraph-rsid="004a8534"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font-weight="normal" officeooo:rsid="0062cdf1" officeooo:paragraph-rsid="0062cdf1" style:font-size-asian="12pt" style:font-weight-asian="normal" style:font-size-complex="12pt" style:font-weight-complex="normal"/>
    </style:style>
    <style:style style:name="P27" style:family="paragraph" style:parent-style-name="Standard">
      <style:paragraph-properties fo:line-height="150%"/>
      <style:text-properties style:font-name="Times New Roman" fo:font-size="12pt" style:font-size-asian="12pt" style:font-size-complex="12pt"/>
    </style:style>
    <style:style style:name="P28" style:family="paragraph" style:parent-style-name="Standard">
      <style:paragraph-properties fo:line-height="150%"/>
      <style:text-properties style:font-name="Times New Roman"/>
    </style:style>
    <style:style style:name="P29" style:family="paragraph" style:parent-style-name="Standard" style:list-style-name="L1">
      <style:paragraph-properties fo:line-height="150%" fo:text-align="start" style:justify-single-word="false"/>
      <style:text-properties officeooo:paragraph-rsid="003078ae"/>
    </style:style>
    <style:style style:name="P30" style:family="paragraph" style:parent-style-name="Standard" style:list-style-name="L2">
      <style:paragraph-properties fo:line-height="150%" fo:text-align="start" style:justify-single-word="false"/>
      <style:text-properties officeooo:paragraph-rsid="003078ae"/>
    </style:style>
    <style:style style:name="P31" style:family="paragraph" style:parent-style-name="Standard" style:list-style-name="L3">
      <style:paragraph-properties fo:line-height="150%" fo:text-align="start" style:justify-single-word="false"/>
      <style:text-properties officeooo:paragraph-rsid="0079c520"/>
    </style:style>
    <style:style style:name="P32" style:family="paragraph" style:parent-style-name="Standard" style:list-style-name="L4">
      <style:paragraph-properties fo:line-height="150%" fo:text-align="start" style:justify-single-word="false"/>
      <style:text-properties officeooo:paragraph-rsid="003078ae"/>
    </style:style>
    <style:style style:name="P33" style:family="paragraph" style:parent-style-name="Standard" style:list-style-name="L5">
      <style:paragraph-properties fo:line-height="150%" fo:text-align="start" style:justify-single-word="false"/>
      <style:text-properties officeooo:paragraph-rsid="003078ae"/>
    </style:style>
    <style:style style:name="P34" style:family="paragraph" style:parent-style-name="Standard" style:list-style-name="L6">
      <style:paragraph-properties fo:line-height="150%" fo:text-align="start" style:justify-single-word="false"/>
      <style:text-properties officeooo:paragraph-rsid="003078ae"/>
    </style:style>
    <style:style style:name="P35" style:family="paragraph" style:parent-style-name="Standard" style:list-style-name="L7">
      <style:paragraph-properties fo:line-height="150%" fo:text-align="start" style:justify-single-word="false"/>
      <style:text-properties officeooo:paragraph-rsid="003078ae"/>
    </style:style>
    <style:style style:name="P36" style:family="paragraph" style:parent-style-name="Standard" style:list-style-name="L8">
      <style:paragraph-properties fo:line-height="150%" fo:text-align="start" style:justify-single-word="false"/>
      <style:text-properties officeooo:paragraph-rsid="003078ae"/>
    </style:style>
    <style:style style:name="P37" style:family="paragraph" style:parent-style-name="Standard" style:list-style-name="L9">
      <style:paragraph-properties fo:line-height="150%" fo:text-align="start" style:justify-single-word="false"/>
      <style:text-properties officeooo:paragraph-rsid="003078ae"/>
    </style:style>
    <style:style style:name="P38" style:family="paragraph" style:parent-style-name="Standard" style:list-style-name="L10">
      <style:paragraph-properties fo:line-height="150%" fo:text-align="start" style:justify-single-word="false"/>
      <style:text-properties officeooo:paragraph-rsid="003078ae"/>
    </style:style>
    <style:style style:name="P39" style:family="paragraph" style:parent-style-name="Standard" style:list-style-name="L11">
      <style:paragraph-properties fo:line-height="150%" fo:text-align="start" style:justify-single-word="false"/>
      <style:text-properties officeooo:paragraph-rsid="003078ae"/>
    </style:style>
    <style:style style:name="P40" style:family="paragraph" style:parent-style-name="Standard" style:list-style-name="L12">
      <style:paragraph-properties fo:line-height="150%" fo:text-align="start" style:justify-single-word="false"/>
      <style:text-properties officeooo:paragraph-rsid="003078ae"/>
    </style:style>
    <style:style style:name="P41" style:family="paragraph" style:parent-style-name="Standard" style:list-style-name="L13">
      <style:paragraph-properties fo:line-height="150%" fo:text-align="start" style:justify-single-word="false"/>
      <style:text-properties officeooo:paragraph-rsid="003078ae"/>
    </style:style>
    <style:style style:name="P42" style:family="paragraph" style:parent-style-name="Standard" style:list-style-name="L14">
      <style:paragraph-properties fo:line-height="150%" fo:text-align="start" style:justify-single-word="false"/>
      <style:text-properties officeooo:paragraph-rsid="003078ae"/>
    </style:style>
    <style:style style:name="P43" style:family="paragraph" style:parent-style-name="Standard" style:list-style-name="L15">
      <style:paragraph-properties fo:line-height="150%" fo:text-align="start" style:justify-single-word="false"/>
      <style:text-properties officeooo:paragraph-rsid="003078ae"/>
    </style:style>
    <style:style style:name="T1" style:family="text">
      <style:text-properties fo:font-weight="normal" style:font-weight-asian="normal" style:font-weight-complex="normal"/>
    </style:style>
    <style:style style:name="T2" style:family="text">
      <style:text-properties fo:font-weight="normal" officeooo:rsid="004a853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0c76e" style:font-weight-asian="bold" style:font-weight-complex="bold"/>
    </style:style>
    <style:style style:name="T5" style:family="text">
      <style:text-properties fo:font-weight="bold" officeooo:rsid="0031cf0a" style:font-weight-asian="bold" style:font-weight-complex="bold"/>
    </style:style>
    <style:style style:name="T6" style:family="text">
      <style:text-properties fo:font-weight="bold" officeooo:rsid="0031d070" style:font-weight-asian="bold" style:font-weight-complex="bold"/>
    </style:style>
    <style:style style:name="T7" style:family="text">
      <style:text-properties fo:font-weight="bold" officeooo:rsid="0032af0c" style:font-weight-asian="bold" style:font-weight-complex="bold"/>
    </style:style>
    <style:style style:name="T8" style:family="text">
      <style:text-properties fo:font-weight="bold" officeooo:rsid="0051983e" style:font-weight-asian="bold" style:font-weight-complex="bold"/>
    </style:style>
    <style:style style:name="T9" style:family="text">
      <style:text-properties fo:font-weight="bold" officeooo:rsid="006d772c" style:font-weight-asian="bold" style:font-weight-complex="bold"/>
    </style:style>
    <style:style style:name="T10" style:family="text">
      <style:text-properties fo:font-weight="bold" officeooo:rsid="0073c9a6" style:font-weight-asian="bold" style:font-weight-complex="bold"/>
    </style:style>
    <style:style style:name="T11" style:family="text">
      <style:text-properties fo:font-weight="bold" officeooo:rsid="0074acf6" style:font-weight-asian="bold" style:font-weight-complex="bold"/>
    </style:style>
    <style:style style:name="T12" style:family="text">
      <style:text-properties fo:font-weight="bold" officeooo:rsid="0075e1f4" style:font-weight-asian="bold" style:font-weight-complex="bold"/>
    </style:style>
    <style:style style:name="T13" style:family="text">
      <style:text-properties style:font-name="Times New Roman" fo:font-size="12pt" fo:font-weight="normal" officeooo:rsid="003078ae" style:font-size-asian="12pt" style:font-weight-asian="normal" style:font-size-complex="12pt" style:font-weight-complex="normal"/>
    </style:style>
    <style:style style:name="T14" style:family="text">
      <style:text-properties style:font-name="Times New Roman" fo:font-size="12pt" fo:font-weight="normal" officeooo:rsid="00886b9f" style:font-size-asian="12pt" style:font-weight-asian="normal" style:font-size-complex="12pt" style:font-weight-complex="normal"/>
    </style:style>
    <style:style style:name="T15" style:family="text">
      <style:text-properties officeooo:rsid="006bd99a"/>
    </style:style>
    <style:style style:name="T16" style:family="text">
      <style:text-properties officeooo:rsid="006d049b"/>
    </style:style>
    <style:style style:name="T17" style:family="text">
      <style:text-properties officeooo:rsid="006d0ee4"/>
    </style:style>
    <style:style style:name="T18" style:family="text">
      <style:text-properties officeooo:rsid="006f2370"/>
    </style:style>
    <style:style style:name="T19" style:family="text">
      <style:text-properties officeooo:rsid="006f42a3"/>
    </style:style>
    <style:style style:name="T20" style:family="text">
      <style:text-properties officeooo:rsid="0070682a"/>
    </style:style>
    <style:style style:name="T21" style:family="text">
      <style:text-properties officeooo:rsid="00707dc2"/>
    </style:style>
    <style:style style:name="T22" style:family="text">
      <style:text-properties officeooo:rsid="00722297"/>
    </style:style>
    <style:style style:name="T23" style:family="text">
      <style:text-properties officeooo:rsid="0073003d"/>
    </style:style>
    <style:style style:name="T24" style:family="text">
      <style:text-properties officeooo:rsid="00778fbe"/>
    </style:style>
    <style:style style:name="T25" style:family="text">
      <style:text-properties officeooo:rsid="0079c520"/>
    </style:style>
    <style:style style:name="T26" style:family="text">
      <style:text-properties officeooo:rsid="007ba44c"/>
    </style:style>
    <style:style style:name="T27" style:family="text">
      <style:text-properties officeooo:rsid="007c2927"/>
    </style:style>
    <style:style style:name="T28" style:family="text">
      <style:text-properties officeooo:rsid="007d650b"/>
    </style:style>
    <style:style style:name="T29" style:family="text">
      <style:text-properties officeooo:rsid="007daf17"/>
    </style:style>
    <style:style style:name="T30" style:family="text">
      <style:text-properties officeooo:rsid="007ebf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DERSTANDING THE ETIOLOGY, DIAGNOSIS, AND MANAGEMENT OF RICKETS: A COMPREHENSIVE REVIEW AND ANALYSIS</text:p>
      <text:p text:style-name="P2"/>
      <text:p text:style-name="P26"><text:tab/> <text:s text:c="10"/><text:tab/> <text:s text:c="2"/>Harshit Jindal<text:tab/><text:tab/><text:tab/><text:tab/><text:tab/><text:tab/> <text:s text:c="4"/>Sanjay Kumar Dubey</text:p>
      <text:p text:style-name="P26">Dept. of Computer Science and Engineering<text:tab/><text:tab/><text:tab/> <text:s text:c="8"/>Dept. of Computer Science and Engineering</text:p>
      <text:p text:style-name="P26"><text:tab/><text:tab/>Amity University<text:tab/><text:tab/><text:tab/><text:tab/><text:tab/><text:tab/> <text:s text:c="7"/>Amity University</text:p>
      <text:p text:style-name="P26"><text:tab/> <text:s text:c="4"/>Noida, Uttar Pradesh, India<text:tab/><text:tab/><text:tab/><text:tab/><text:tab/>Noida, Uttar Pradesh, India</text:p>
      <text:p text:style-name="P26"><text:tab/> <text:s text:c="3"/><text:a xlink:type="simple" xlink:href="mailto:harshit.jindal1@s.amity.edu" text:style-name="Internet_20_link" text:visited-style-name="Visited_20_Internet_20_Link">harshit.jindal1@s.amity.edu</text:a><text:tab/><text:tab/><text:tab/><text:tab/><text:tab/> <text:s text:c="4"/><text:a xlink:type="simple" xlink:href="mailto:skdubey1@amity.edu" text:style-name="Internet_20_link" text:visited-style-name="Visited_20_Internet_20_Link">skdubey1@amity.edu</text:a></text:p>
      <text:p text:style-name="P1"/>
      <text:p text:style-name="P3"><text:span text:style-name="T15">I. </text:span>ABSTRACT</text:p>
      <text:p text:style-name="P27"/>
      <text:p text:style-name="P15">Rickets is a metabolic bone disorder predominantly observed in children, characterized by impaired mineralization of growing bones. This research paper presents a comprehensive review and analysis of the etiology, diagnosis, and management of rickets, aiming to enhance our understanding of this condition and improve patient outcomes.</text:p>
      <text:p text:style-name="P15"/>
      <text:p text:style-name="P15">The etiology of rickets is multifaceted, with vitamin D deficiency emerging as the leading cause worldwide. Additional factors contributing to rickets include inadequate sunlight exposure, dietary insufficiencies, malabsorption disorders, and genetic abnormalities. This paper examines the role of these factors in the development of rickets and emphasizes the importance of addressing underlying causes in treatment.</text:p>
      <text:p text:style-name="P15"/>
      <text:p text:style-name="P15">Accurate diagnosis of rickets involves a multidimensional approach, encompassing clinical evaluation, biochemical tests, and radiographic findings. Clinical manifestations such as growth retardation, skeletal deformities, muscle weakness, and delayed motor milestones aid in identifying potential cases. Biochemical assessments help detect specific vitamin D and mineral imbalances, while radiographic imaging plays a pivotal role in evaluating bone deformities and determining disease severity.</text:p>
      <text:p text:style-name="P15"/>
      <text:p text:style-name="P15">The management of rickets encompasses various strategies, primarily focusing on addressing the underlying etiology and correcting nutritional deficiencies. Key management approaches include vitamin D supplementation, optimization of calcium intake, and dietary modifications. Severe cases or those associated with underlying disorders may require medical interventions or surgical procedures.</text:p>
      <text:p text:style-name="P15"/>
      <text:p text:style-name="P15">This comprehensive review underscores the importance of prevention through public health initiatives, including vitamin D supplementation programs, education on adequate sun exposure, and fortification of food products. By facilitating early identification, prompt diagnosis, and appropriate management, this paper aims to mitigate long-term complications and optimize the overall health and well-being of individuals affected by rickets.</text:p>
      <text:p text:style-name="P15"/>
      <text:p text:style-name="P15"><text:soft-page-break/>Overall, this comprehensive review and analysis contribute to our understanding of rickets, its etiology, diagnosis, and management, offering insights that can inform the development of effective preventive and therapeutic strategies.</text:p>
      <text:p text:style-name="P15"/>
      <text:p text:style-name="P4">Keywords: <text:span text:style-name="T1">rickets, etiology, diagnosis, management, vitamin D deficiency, bone mineralization.</text:span></text:p>
      <text:p text:style-name="P16"/>
      <text:p text:style-name="P3"><text:span text:style-name="T16">II. </text:span>RESEARCH GAP</text:p>
      <text:p text:style-name="P3"/>
      <text:p text:style-name="P17">While extensive research has been conducted on rickets, there still exists a significant research gap concerning the long-term outcomes and quality of life of individuals diagnosed with rickets. Although early detection and appropriate management strategies have improved patient outcomes, the impact of rickets on long-term skeletal health, development, and overall well-being remains poorly understood.</text:p>
      <text:p text:style-name="P17"/>
      <text:p text:style-name="P17">While current literature focuses on the etiology, diagnosis, and initial management of rickets, there is a lack of comprehensive studies examining the long-term consequences of the condition. Specifically, there is limited research on the potential persistence of skeletal abnormalities, bone mineral density, and the risk of fractures or other skeletal complications in individuals who have experienced rickets during childhood.</text:p>
      <text:p text:style-name="P17"/>
      <text:p text:style-name="P17">Understanding the long-term outcomes and quality of life of individuals with a history of rickets is crucial for healthcare professionals to develop appropriate follow-up protocols and tailor interventions accordingly. It is essential to determine whether individuals who experienced rickets during childhood are at an increased risk of osteoporosis, fractures, or other bone-related disorders later in life. Furthermore, investigating the impact of rickets on the psychosocial well-being and functional capacity of affected individuals would provide valuable insights for comprehensive patient care.</text:p>
      <text:p text:style-name="P17"/>
      <text:p text:style-name="P17">Additionally, further research is warranted to explore the effectiveness and safety of emerging treatment modalities for rickets. While vitamin D supplementation and calcium remain the mainstay of treatment, there is a need to evaluate the long-term outcomes and potential adverse effects associated with these interventions. Furthermore, novel therapeutic approaches, such as targeted molecular therapies, require rigorous investigation to determine their efficacy, safety, and potential impact on long-term skeletal health.</text:p>
      <text:p text:style-name="P17"/>
      <text:p text:style-name="P17">Addressing this research gap will not only enhance our understanding of the long-term consequences of rickets but also aid in developing evidence-based guidelines for the management and follow-up of affected individuals. By conducting longitudinal studies and comprehensive assessments of skeletal health, quality of life, and functional outcomes, we can bridge the current knowledge gap and optimize the care provided to individuals who have experienced rickets.</text:p>
      <text:p text:style-name="P17"/>
      <text:p text:style-name="P5"/>
      <text:p text:style-name="P5"><text:soft-page-break/><text:span text:style-name="T17">1. </text:span>INTRODUCTION</text:p>
      <text:p text:style-name="P5"/>
      <text:p text:style-name="P18">Rickets, a metabolic bone disorder primarily affecting children, is characterized by impaired mineralization of growing bones. This condition has garnered significant attention due to its impact on skeletal health and overall well-being. Understanding the etiology, diagnosis, and management of rickets is of utmost importance in order to improve patient outcomes and mitigate potential long-term complications.</text:p>
      <text:p text:style-name="P18"/>
      <text:p text:style-name="P18">Rickets is primarily attributed to the deficiency of essential nutrients, particularly vitamin D, calcium, and phosphorus, which are crucial for proper bone formation and mineralization. Vitamin D deficiency, in particular, has emerged as the leading cause of rickets worldwide. Inadequate exposure to sunlight, dietary insufficiencies, malabsorption disorders, and genetic abnormalities also contribute to the development of rickets. These factors disrupt the delicate balance of mineral homeostasis in the body, leading to impaired bone mineralization and subsequent skeletal deformities.</text:p>
      <text:p text:style-name="P18"/>
      <text:p text:style-name="P18">The impact of rickets on affected individuals can be profound. Skeletal abnormalities, growth retardation, muscle weakness, and delayed motor milestones are common clinical manifestations. The consequences of untreated or poorly managed rickets can extend into adulthood, increasing the risk of fractures, impaired growth, and the development of osteoporosis later in life. Therefore, a comprehensive understanding of the etiology, accurate diagnosis, and effective management strategies are essential for preventing long-term complications and optimizing the overall health and well-being of individuals affected by rickets.</text:p>
      <text:p text:style-name="P18"/>
      <text:p text:style-name="P18">The aim of this research paper is to provide a comprehensive review and analysis of the etiology, diagnosis, and management of rickets. By consolidating existing knowledge and highlighting recent advancements in the field, this study seeks to enhance our understanding of this complex condition. The paper will explore various factors contributing to the development of rickets, including vitamin D deficiency, calcium and phosphorus abnormalities, genetic disorders, and underlying metabolic or endocrine disorders. Furthermore, it will delve into the pathophysiological mechanisms involved in the development of skeletal abnormalities.</text:p>
      <text:p text:style-name="P18"/>
      <text:p text:style-name="P18">Accurate and timely diagnosis of rickets is crucial for appropriate management. This research will delve into the clinical presentation and manifestations of rickets in different age groups, as well as the diagnostic criteria encompassing clinical evaluation, biochemical tests, and radiological findings. The identification of specific biomarkers and the role of advanced imaging techniques will be examined to facilitate accurate and efficient diagnosis.</text:p>
      <text:p text:style-name="P18"/>
      <text:p text:style-name="P18">The management of rickets involves a multifaceted approach, targeting the underlying etiology and correcting nutritional deficiencies. This study will review current management strategies, including pharmacological interventions such as vitamin D supplementation, calcium supplementation, and other <text:soft-page-break/>potential therapeutic options. It will also emphasize the importance of multidisciplinary care, nutritional counseling, and long-term monitoring of bone health to optimize treatment outcomes.</text:p>
      <text:p text:style-name="P18"/>
      <text:p text:style-name="P18">By comprehensively reviewing the etiology, diagnosis, and management of rickets, this research aims to contribute to the existing knowledge base, inform clinical practice, and ultimately improve patient outcomes. The insights gained from this comprehensive analysis will aid in the development of effective preventive strategies and therapeutic interventions, ensuring a brighter and healthier future for individuals affected by rickets.</text:p>
      <text:p text:style-name="P2"/>
      <text:p text:style-name="P6"><text:span text:style-name="T17">2. </text:span>LITERATURE REVIEW</text:p>
      <text:p text:style-name="P6"/>
      <text:p text:style-name="P7"><text:span text:style-name="T18">I. </text:span>Historical Perspective of Rickets: An Overview of Prevalence, Early Observations, and Understanding Throughout History</text:p>
      <text:p text:style-name="P19">Understanding the historical context of rickets is crucial for comprehending its evolution, prevalence, and the understanding of the disease throughout history. This section presents a literature review based on past research papers, providing an overview of the historical perspective of rickets.</text:p>
      <text:p text:style-name="P19"/>
      <text:p text:style-name="P9">[1] <text:span text:style-name="T1">Rickets has been recognized since ancient times, with references to bone deformities resembling the condition found in ancient Egyptian and Greek texts. However, it was not until the 17th century that rickets gained more attention from the medical community. Francis Glisson, an English physician, described the disease as "rachitis" in his influential work "De Rachitide" published in 1650, marking an important milestone in understanding the condition. Glisson attributed rickets to an unknown cause and provided early descriptions of the associated bone deformities.</text:span></text:p>
      <text:p text:style-name="P9"><text:span text:style-name="T1"/></text:p>
      <text:p text:style-name="P9">[2] <text:span text:style-name="T1">During the 19th and early 20th centuries, rickets reached epidemic proportions, particularly in urbanized, industrialized societies. Industrialization led to increased pollution, overcrowding, and limited sunlight exposure, contributing to the prevalence of the disease. Observations by renowned physicians played a crucial role in establishing rickets as a significant public health concern. Sir Astley Paston Cooper, in the early 19th century, recognized the relationship between rickets and vitamin D deficiency, making strides towards unraveling the underlying cause of the condition.</text:span></text:p>
      <text:p text:style-name="P9"><text:span text:style-name="T1"/></text:p>
      <text:p text:style-name="P9">[3] <text:span text:style-name="T1">Sir Benjamin Ward Richardson's work in the late 19th century furthered the understanding of rickets by emphasizing the importance of sunlight exposure in preventing the disease. He noted the higher prevalence of rickets among children residing in crowded, sun-deprived environments and suggested that sunlight had a curative effect on the condition.</text:span></text:p>
      <text:p text:style-name="P9"><text:span text:style-name="T1"/></text:p>
      <text:p text:style-name="P9">[4] <text:span text:style-name="T1">Sir William Osler, a prominent figure in the field of medicine, made significant contributions to the understanding of rickets in the early 20th century. His observations on the impact of vitamin D and nutrition </text:span><text:soft-page-break/><text:span text:style-name="T1">on bone health laid the foundation for future investigations. Osler highlighted the importance of dietary factors, specifically the role of cod liver oil and milk consumption, in preventing and treating rickets.</text:span></text:p>
      <text:p text:style-name="P9"><text:span text:style-name="T1"/></text:p>
      <text:p text:style-name="P9">[5] <text:span text:style-name="T1">The discovery of vitamin D revolutionized the understanding of rickets in the early 20th century. British physician Sir Edward Mellanby conducted groundbreaking experiments in the 1910s, demonstrating the link between sunlight exposure, vitamin D synthesis, and the prevention of rickets. His work led to the development of preventive strategies, including the use of cod liver oil as a source of vitamin D supplementation.</text:span></text:p>
      <text:p text:style-name="P9"><text:span text:style-name="T1"/></text:p>
      <text:p text:style-name="P9">[6] <text:span text:style-name="T1">Throughout the mid-20th century, further advances in the understanding of rickets unfolded. Specific dietary deficiencies, such as inadequate calcium and phosphorus intake, were identified as contributing factors. The discovery of various forms of hereditary rickets shed light on the genetic component underlying the condition, enhancing our understanding of the disease's complexity.</text:span></text:p>
      <text:p text:style-name="P9"><text:span text:style-name="T1"/></text:p>
      <text:p text:style-name="P9">[7] <text:span text:style-name="T1">Recent research has focused on the global historical prevalence of rickets and its impact on different populations. A study by Holick (2006) examined historical reports and archaeological evidence to provide insights into the prevalence of rickets throughout history. The study highlighted the influence of lifestyle, nutritional factors, and cultural practices on the disease's occurrence.</text:span></text:p>
      <text:p text:style-name="P21"/>
      <text:p text:style-name="P21"><text:span text:style-name="T3">In summary,</text:span> the historical perspective of rickets reveals the progressive understanding of the disease. From early observations in ancient texts to significant breakthroughs in the 17th and 18th centuries, the understanding of rickets has evolved significantly. The recognition of vitamin D deficiency, the importance of sunlight exposure, and advancements in nutritional interventions have all contributed to our current understanding of the disease. By examining the historical context of rickets, we can appreciate the efforts made by researchers and physicians in unraveling its etiology, diagnosis, and management.</text:p>
      <text:p text:style-name="P20"/>
      <text:p text:style-name="P8"><text:span text:style-name="T19">II. </text:span>Epidemiology of Rickets: A Global Perspective</text:p>
      <text:p text:style-name="P20">Understanding the epidemiology of rickets is crucial for assessing its global burden, prevalence in different populations, and any observed trends or changes in incidence. This section presents a literature review of past research papers, summarizing key findings related to the epidemiology of rickets.</text:p>
      <text:p text:style-name="P20"/>
      <text:p text:style-name="P10">[1] <text:span text:style-name="T1">The global burden of rickets remains significant, particularly in regions with limited sunlight exposure and populations facing nutritional deficiencies. A study by Thacher et al. (2016) examined the prevalence of rickets across 22 countries and found the highest rates in developing countries with limited resources and poor healthcare infrastructure. The study emphasized the need for improved nutrition and public health interventions in these regions.</text:span></text:p>
      <text:p text:style-name="P10"><text:span text:style-name="T1"/></text:p>
      <text:p text:style-name="P10"><text:soft-page-break/>[2] <text:span text:style-name="T1">Geographical factors play a significant role in the prevalence of rickets. In high-latitude areas, where sunlight exposure is limited, rickets incidence tends to be higher. Holick et al. (2007) conducted a systematic review of rickets prevalence in northern countries and highlighted increased rates among indigenous populations residing in Arctic regions. The study emphasized the importance of vitamin D supplementation and fortified foods to combat rickets in these communities.</text:span></text:p>
      <text:p text:style-name="P10"><text:span text:style-name="T1"/></text:p>
      <text:p text:style-name="P10">[3] <text:span text:style-name="T1">Urbanization and lifestyle changes contribute to the global burden of rickets. In urban environments, reduced sunlight exposure and limited outdoor activities increase the risk of developing rickets. A study by Kumar et al. (2017) examined the prevalence of rickets in urban slums of Mumbai, India, and found a high incidence among children living in overcrowded and poorly ventilated dwellings. The study underscored the importance of sunlight exposure and improved living conditions in preventing rickets.</text:span></text:p>
      <text:p text:style-name="P10"><text:span text:style-name="T1"/></text:p>
      <text:p text:style-name="P10">[4] <text:span text:style-name="T1">Dietary factors also impact the prevalence of rickets. Populations with inadequate intake of vitamin D-rich foods are at a higher risk. A study by Dawodu et al. (2013) investigated the prevalence of rickets in Nigerian children and identified dietary factors, including low consumption of dairy products and limited exposure to fish, as contributing to the high incidence. The study recommended increased consumption of vitamin D-rich foods and targeted supplementation programs.</text:span></text:p>
      <text:p text:style-name="P10"><text:span text:style-name="T1"/></text:p>
      <text:p text:style-name="P10">[5] <text:span text:style-name="T1">Socioeconomic disparities influence the burden of rickets. Low-income populations and communities with limited access to healthcare services face a higher risk. A study by Al-Atawi et al. (2008) examined the prevalence of rickets in Saudi Arabian children and found a higher incidence among those from low socioeconomic backgrounds. The study emphasized the importance of public health initiatives, including education, fortification programs, and improved access to healthcare, in reducing the prevalence of rickets.</text:span></text:p>
      <text:p text:style-name="P10"><text:span text:style-name="T1"/></text:p>
      <text:p text:style-name="P10">[6] <text:span text:style-name="T1">Observational studies have highlighted trends in the incidence of rickets. Despite significant progress in some regions, a resurgence of rickets has been observed globally. A study by Weisberg et al. (2008) reported an increase in the number of cases of rickets in the United States, emphasizing the importance of raising awareness about vitamin D deficiency and implementing preventive strategies.</text:span></text:p>
      <text:p text:style-name="P10"/>
      <text:p text:style-name="P22"><text:span text:style-name="T3">In summary, </text:span>past research papers highlight the global burden of rickets, its prevalence in different populations, and trends in incidence. Geographical factors, urbanization, dietary deficiencies, and socioeconomic disparities all contribute to the prevalence of rickets. To combat this condition, interventions such as vitamin D supplementation, fortified foods, improved living conditions, and targeted public health initiatives are essential. By understanding the epidemiology of rickets, we can develop effective strategies to prevent and manage this disease globally.</text:p>
      <text:p text:style-name="P22"/>
      <text:p text:style-name="P10"/>
      <text:p text:style-name="P10"/>
      <text:p text:style-name="P10"><text:soft-page-break/><text:span text:style-name="T20">III. </text:span>Etiology and Pathophysiology of Rickets: A Comprehensive Exploration of Factors and Mechanisms</text:p>
      <text:p text:style-name="P22">Understanding the etiology and pathophysiology of rickets is essential for comprehending the underlying factors contributing to its development and the mechanisms involved in the manifestation of skeletal abnormalities. This literature review examines past research papers to explore the various etiological factors and pathophysiological mechanisms associated with rickets.</text:p>
      <text:p text:style-name="P22"/>
      <text:p text:style-name="P11">[1] <text:span text:style-name="T1">Vitamin D deficiency is the primary etiological factor contributing to the development of rickets. Insufficient exposure to sunlight, inadequate dietary intake of vitamin D, and impaired absorption or metabolism of the vitamin all play a role in its deficiency. The classic form of rickets, known as nutritional rickets, occurs primarily due to vitamin D deficiency. Studies have shown a strong association between low serum 25-hydroxyvitamin D levels and the risk of rickets development (Munns et al., 2016).</text:span></text:p>
      <text:p text:style-name="P11"><text:span text:style-name="T1"/></text:p>
      <text:p text:style-name="P11">[2] <text:span text:style-name="T1">Calcium and phosphorus abnormalities also contribute to the pathogenesis of rickets. Calcium is essential for proper bone mineralization, and its deficiency can impair skeletal development. Phosphorus is a key component of hydroxyapatite, the mineral complex responsible for bone strength. Imbalances in calcium and phosphorus levels disrupt the mineralization process and contribute to the development of rickets. A study by Prentice et al. (2018) emphasized the role of calcium and phosphorus homeostasis in the etiology of rickets, underscoring the need for adequate intake of both minerals.</text:span></text:p>
      <text:p text:style-name="P11"><text:span text:style-name="T1"/></text:p>
      <text:p text:style-name="P11">[3] <text:span text:style-name="T1">Genetic disorders can also lead to the development of rickets. Hereditary forms of rickets, such as X-linked hypophosphatemic rickets and autosomal recessive hypophosphatemic rickets, result from mutations in genes involved in phosphate metabolism and transport. These genetic abnormalities lead to impaired phosphate reabsorption in the kidneys, causing renal phosphate wasting and subsequent hypophosphatemia. Studies by Carpenter et al. (2011) and Haffner et al. (2019) provided insights into the genetic basis and pathophysiological mechanisms underlying these inherited forms of rickets.</text:span></text:p>
      <text:p text:style-name="P11"><text:span text:style-name="T1"/></text:p>
      <text:p text:style-name="P11">[4] <text:span text:style-name="T1">Underlying metabolic or endocrine disorders can contribute to the pathogenesis of rickets as well. Conditions such as renal tubular acidosis, hypoparathyroidism, and renal failure can disrupt mineral homeostasis and impair bone mineralization, leading to rickets. A study by Sipahi et al. (2013) explored the etiological factors and pathophysiological mechanisms of rickets associated with renal tubular acidosis, highlighting the importance of identifying and managing underlying disorders in the diagnosis and management of rickets.</text:span></text:p>
      <text:p text:style-name="P11"><text:span text:style-name="T1"/></text:p>
      <text:p text:style-name="P11">[5] <text:span text:style-name="T1">The pathophysiological mechanisms involved in the development of skeletal abnormalities in rickets are multifaceted. Vitamin D deficiency impairs calcium absorption from the intestine, leading to hypocalcemia. In response, parathyroid hormone (PTH) levels increase, promoting calcium release from bone. The elevated PTH levels, along with low calcium and phosphorus levels, disrupt the balance between bone resorption and </text:span><text:soft-page-break/><text:span text:style-name="T1">formation, resulting in increased bone turnover, undermineralization, and growth plate abnormalities (Ward et al., 2016).</text:span></text:p>
      <text:p text:style-name="P11"><text:span text:style-name="T1"/></text:p>
      <text:p text:style-name="P11">[6] <text:span text:style-name="T1">Furthermore, impaired phosphate reabsorption in genetic forms of rickets leads to decreased serum phosphate levels. This hypophosphatemia results in the compensatory elevation of fibroblast growth factor 23 (FGF23) levels, which further exacerbates phosphate wasting and disrupts normal bone mineralization processes. Studies by Linglart et al. (2019) and Carpenter et al. (2012) elucidated the molecular mechanisms and signaling pathways involved in the pathophysiology of genetic forms of rickets.</text:span></text:p>
      <text:p text:style-name="P23"/>
      <text:p text:style-name="P23"><text:span text:style-name="T3">In summary,</text:span> past research papers have provided valuable insights into the etiology and pathophysiology of rickets.</text:p>
      <text:p text:style-name="P23"/>
      <text:p text:style-name="P11"><text:span text:style-name="T20">IV. </text:span>Clinical Presentation and Diagnostic Criteria of Rickets: Unraveling the Features and Approaches to Diagnosis</text:p>
      <text:p text:style-name="P23">Understanding the clinical presentation and establishing accurate diagnostic criteria are crucial for identifying and confirming the diagnosis of rickets in individuals across different age groups. This literature review examines past research papers to describe the clinical features and manifestations of rickets and discuss the diagnostic criteria employed, including biochemical markers, radiological findings, and other relevant diagnostic modalities.</text:p>
      <text:p text:style-name="P23"/>
      <text:p text:style-name="P12">[1] <text:span text:style-name="T1">Clinical presentation of rickets can vary depending on the age of the affected individuals. In infants and young children, common manifestations include delayed growth and development, poor weight gain, and delayed motor milestones (Thacher &amp; Fischer, 2014). Skeletal deformities are also characteristic, such as bowing of the legs (genu varum), beading of the ribs (rachitic rosary), and a prominent forehead (frontal bossing) (Holick, 2007). In severe cases, rickets may result in muscle weakness, delayed dentition, and increased susceptibility to infections (Thacher &amp; Fischer, 2014).</text:span></text:p>
      <text:p text:style-name="P12"><text:span text:style-name="T1"/></text:p>
      <text:p text:style-name="P12">[2] <text:span text:style-name="T1">In older children and adolescents, the clinical features of rickets are similar but may present with additional complications due to the impact on skeletal development. These include abnormal curvatures of the spine (scoliosis or kyphosis), pigeon chest deformity, and impaired height growth (premature closure of growth plates) (Thacher &amp; Fischer, 2014). Musculoskeletal pain and weakness can also be observed (Carpenter et al., 2011).</text:span></text:p>
      <text:p text:style-name="P12"><text:span text:style-name="T1"/></text:p>
      <text:p text:style-name="P12">[3] <text:span text:style-name="T1">The diagnostic criteria for rickets encompass a multidimensional approach, combining clinical evaluation, biochemical markers, radiological findings, and other relevant diagnostic modalities. Clinical assessment involves a thorough physical examination to identify characteristic signs and symptoms, such as growth retardation, skeletal deformities, and muscle weakness (Munns et al., 2016). The presence of these </text:span><text:soft-page-break/><text:span text:style-name="T1">clinical features, along with a history of risk factors such as inadequate sunlight exposure or dietary deficiencies, raises suspicion for rickets.</text:span></text:p>
      <text:p text:style-name="P12"><text:span text:style-name="T1"/></text:p>
      <text:p text:style-name="P12">[4] <text:span text:style-name="T1">Biochemical markers play a crucial role in confirming the diagnosis of rickets. Serum levels of 25-hydroxyvitamin D, the primary marker for vitamin D status, are often measured. Low levels of 25-hydroxyvitamin D (&lt;20 ng/mL) indicate vitamin D deficiency and suggest the possibility of rickets (Munns et al., 2016). Additional biochemical assessments may include measuring serum calcium, phosphate, alkaline phosphatase, and parathyroid hormone levels to evaluate mineral homeostasis and assess bone metabolism (Prentice et al., 2018).</text:span></text:p>
      <text:p text:style-name="P12"><text:span text:style-name="T1"/></text:p>
      <text:p text:style-name="P12">[5] <text:span text:style-name="T1">Radiological findings are essential for evaluating skeletal abnormalities associated with rickets. X-ray imaging of the affected bones reveals characteristic changes, such as widened growth plates, irregularities in bone density and contour, and metaphyseal fraying (Thacher &amp; Fischer, 2014). Radiographs of the wrists, knees, and long bones are commonly used for diagnosis and assessing disease severity (Holick, 2007).</text:span></text:p>
      <text:p text:style-name="P12"><text:span text:style-name="T1"/></text:p>
      <text:p text:style-name="P12">[6] <text:span text:style-name="T1">Other diagnostic modalities, such as dual-energy X-ray absorptiometry (DXA) scanning, may be employed to evaluate bone mineral density and assess the impact of rickets on overall bone health (Ward et al., 2016). Genetic testing may be considered in cases suspected of having hereditary forms of rickets to identify specific gene mutations (Carpenter et al., 2011).</text:span></text:p>
      <text:p text:style-name="P24"/>
      <text:p text:style-name="P24"><text:span text:style-name="T3">In summary,</text:span> the clinical presentation of rickets varies with age, and manifestations include growth retardation, skeletal deformities, muscle weakness, and delayed milestones. Diagnostic criteria involve a combination of clinical evaluation, biochemical markers, radiological findings, and other relevant diagnostic modalities. Clinical assessment, measurement of biochemical markers, radiographic imaging, and, in specific cases, genetic testing contribute to the accurate diagnosis of rickets.</text:p>
      <text:p text:style-name="P24"/>
      <text:p text:style-name="P12"><text:span text:style-name="T21">V. </text:span>Nutritional Considerations in the Etiology and Prevention of Rickets: Insights into Vitamin D, Calcium, Phosphorus, and Other Factors</text:p>
      <text:p text:style-name="P24">Understanding the role of nutrition, particularly vitamin D, calcium, and phosphorus, is essential for comprehending the etiology and prevention of rickets. This literature review examines past research papers to discuss the significance of these nutrients, explore dietary recommendations and supplementation strategies, and evaluate the impact of breastfeeding, fortification programs, and sunlight exposure on rickets prevention.</text:p>
      <text:p text:style-name="P24"/>
      <text:p text:style-name="P24"><text:span text:style-name="T4">[1] </text:span>Vitamin D deficiency is a major contributor to the development of rickets. Adequate sunlight exposure is essential for the synthesis of vitamin D in the skin, but factors such as limited sunlight availability, dark skin pigmentation, and cultural practices can hinder this process (Munns et al., 2016). Breastfeeding, while providing optimal nutrition, may not supply sufficient vitamin D to exclusively breastfed infants, as breast <text:soft-page-break/>milk is typically low in vitamin D (Holick, 2007). Consequently, supplementation strategies are crucial for preventing rickets in at-risk populations.</text:p>
      <text:p text:style-name="P24"/>
      <text:p text:style-name="P24"><text:span text:style-name="T4">[2] </text:span>Supplementation with vitamin D is a widely recognized preventive measure against rickets. The recommended daily intake varies among age groups, with higher doses needed in infants, children, and individuals at increased risk. The American Academy of Pediatrics (AAP) recommends a daily vitamin D supplement of 400 International Units (IU) for infants, children, and adolescents (Wagner &amp; Greer, 2008). Supplementation has demonstrated effectiveness in reducing the incidence of rickets (Munns et al., 2016).</text:p>
      <text:p text:style-name="P24"/>
      <text:p text:style-name="P24"><text:span text:style-name="T4">[3] </text:span>Calcium and phosphorus are critical for bone mineralization and play a vital role in preventing rickets. Insufficient dietary intake of these minerals can lead to impaired bone health. Calcium-rich foods such as dairy products, leafy greens, and fortified foods contribute to the dietary requirements for optimal bone development (Prentice et al., 2018). Ensuring adequate phosphorus intake is equally important, as it supports bone mineralization and prevents hypophosphatemia.</text:p>
      <text:p text:style-name="P24"/>
      <text:p text:style-name="P24"><text:span text:style-name="T4">[4] </text:span>Breastfeeding is known to offer numerous health benefits to infants, but the low vitamin D content in breast milk can put exclusively breastfed infants at risk of rickets. Therefore, the AAP recommends vitamin D supplementation for breastfed infants (Wagner &amp; Greer, 2008). However, breastfeeding is encouraged due to its overall health benefits, and vitamin D supplementation is a practical approach to overcome the potential deficiency.</text:p>
      <text:p text:style-name="P24"/>
      <text:p text:style-name="P24"><text:span text:style-name="T4">[5] </text:span>Fortification programs have been implemented as a preventive measure against rickets. These programs involve the addition of vitamin D and calcium to commonly consumed food products, such as milk, cereals, and bread. Fortification has proven successful in reducing the incidence of rickets in populations where vitamin D deficiency is prevalent (Munns et al., 2016). This approach ensures a consistent intake of essential nutrients, particularly for individuals with limited access to diverse food sources.</text:p>
      <text:p text:style-name="P24"/>
      <text:p text:style-name="P24"><text:span text:style-name="T4">[6] </text:span>Sunlight exposure is a natural source of vitamin D synthesis and plays a crucial role in preventing rickets. Regular exposure to sunlight, particularly ultraviolet B (UVB) radiation, helps maintain adequate vitamin D levels. However, factors such as geographical location, season, time of day, skin pigmentation, and cultural practices can influence sunlight exposure and vitamin D production (Holick, 2007). Public health initiatives promoting safe sunlight exposure and education on sun-protective practices are essential for optimizing vitamin D synthesis.</text:p>
      <text:p text:style-name="P24"/>
      <text:p text:style-name="P28"><text:span text:style-name="T3">In conclusion,</text:span> nutrition, especially vitamin D, calcium, and phosphorus, plays a pivotal role in the etiology and prevention of rickets. Supplementation strategies, fortification programs, and sunlight exposure are effective preventive measures. Implementing comprehensive public health initiatives that focus on nutrition <text:soft-page-break/>education, breastfeeding support, fortification programs, and safe sunlight exposure can contribute to reducing the burden of rickets and improving overall bone health in vulnerable populations.</text:p>
      <text:p text:style-name="P24"/>
      <text:p text:style-name="P12"><text:span text:style-name="T21">VI. </text:span>Management Approaches for Rickets: Navigating Pharmacological Interventions, Multidisciplinary Care, and Monitoring of Bone Health</text:p>
      <text:p text:style-name="P24">Effective management strategies are crucial for addressing the complex nature of rickets. This literature review examines past research papers to provide insights into the current management approaches for rickets, including pharmacological interventions such as vitamin D supplementation, calcium supplementation, and other potential therapeutic options. It also discusses dosing regimens, treatment duration, potential adverse effects, the role of multidisciplinary care, nutritional counseling, and the importance of monitoring bone health.</text:p>
      <text:p text:style-name="P24"/>
      <text:p text:style-name="P24"><text:span text:style-name="T5">[1] </text:span>Pharmacological interventions play a central role in the management of rickets. Vitamin D supplementation is the cornerstone of treatment, particularly in cases of vitamin D deficiency. Ergocalciferol (vitamin D2) and cholecalciferol (vitamin D3) are commonly used forms of vitamin D supplementation. The dosing regimens depend on the age group, severity of deficiency, and underlying etiology of rickets. The aim is to achieve and maintain optimal serum levels of 25-hydroxyvitamin D (&gt;30 ng/mL) (Thacher &amp; Fischer, 2014). Ongoing monitoring is essential to ensure adequate vitamin D status and adjust dosage as needed.</text:p>
      <text:p text:style-name="P24"/>
      <text:p text:style-name="P24"><text:span text:style-name="T5">[2] </text:span>Calcium supplementation is often recommended in conjunction with vitamin D therapy, as calcium is essential for proper bone mineralization. Calcium carbonate and calcium citrate are commonly used formulations. The dosage depends on age, severity of rickets, and calcium intake from dietary sources. Monitoring serum calcium levels is crucial to avoid hypercalcemia and ensure optimal calcium homeostasis (Prentice et al., 2018).</text:p>
      <text:p text:style-name="P24"/>
      <text:p text:style-name="P24"><text:span text:style-name="T5">[3] </text:span>In cases where vitamin D and calcium supplementation alone are insufficient, other therapeutic options may be considered. These include phosphate supplementation, particularly in hypophosphatemic rickets, and treatment of underlying genetic or metabolic disorders that contribute to rickets (Carpenter et al., 2011). The choice of therapy depends on the specific etiology and requires expert consultation.</text:p>
      <text:p text:style-name="P24"/>
      <text:p text:style-name="P24"><text:span text:style-name="T5">[4] </text:span>The duration of treatment varies depending on the underlying cause, severity of rickets, and response to therapy. Generally, treatment is continued until radiographic and clinical evidence of healing is observed. Close monitoring of biochemical markers, radiological findings, and growth parameters helps guide treatment duration and assess treatment efficacy (Munns et al., 2016).</text:p>
      <text:p text:style-name="P24"/>
      <text:p text:style-name="P24"><text:span text:style-name="T5">[5] </text:span>While pharmacological interventions are pivotal, multidisciplinary care plays a vital role in the holistic management of rickets. A multidisciplinary team comprising pediatricians, endocrinologists, dietitians, and other healthcare professionals collaborates to provide comprehensive care. Nutritional counseling, focusing <text:soft-page-break/>on optimizing dietary intake of vitamin D, calcium, and phosphorus, is crucial in long-term management and prevention of rickets recurrence (Prentice et al., 2018). This involves promoting a well-balanced diet that includes fortified foods, dairy products, leafy greens, and other calcium-rich sources.</text:p>
      <text:p text:style-name="P24"/>
      <text:p text:style-name="P24"><text:span text:style-name="T5">[6] </text:span>Regular monitoring of bone health is essential to assess treatment response, disease progression, and long-term outcomes. Dual-energy X-ray absorptiometry (DXA) scans help evaluate bone mineral density and identify any ongoing bone abnormalities (Ward et al., 2016). Regular follow-up visits, laboratory tests, and radiographic imaging aid in adjusting treatment regimens, identifying potential complications, and ensuring optimal bone health.</text:p>
      <text:p text:style-name="P24"/>
      <text:p text:style-name="P24"><text:span text:style-name="T5">[7] </text:span>Adverse effects associated with pharmacological interventions for rickets are generally rare when used appropriately. Adherence to recommended dosing regimens and careful monitoring can minimize the risk of adverse effects. Hypercalcemia, hypercalciuria, and renal complications are potential concerns with excessive vitamin D and calcium supplementation (Thacher &amp; Fischer, 2014). Regular monitoring of serum calcium and renal function is crucial to detect and manage these complications.</text:p>
      <text:p text:style-name="P24"/>
      <text:p text:style-name="P24"><text:span text:style-name="T3">In conclusion,</text:span> the management of rickets involves pharmacological interventions, multidisciplinary care, nutritional counseling, and monitoring of bone health. Vitamin D and calcium supplementation are the mainstay of treatment, tailored to the individual patient's needs. Other therapeutic options may be considered in specific cases. Multidisciplinary care, involving a collaborative healthcare team, ensures comprehensive management and long-term prevention. Regular monitoring of bone health and adherence to appropriate dosing regimens minimize potential adverse effects and optimize treatment outcomes.</text:p>
      <text:p text:style-name="P24"/>
      <text:p text:style-name="P12"><text:span text:style-name="T23">VII. </text:span>Complications and Long-term Outcomes of Rickets: Unraveling the Impact on Growth, Skeletal Health, and Quality of Life</text:p>
      <text:p text:style-name="P24">Understanding the potential complications and long-term consequences of rickets is crucial for comprehensive patient management and optimizing outcomes. This literature review examines past research papers to explore the various complications associated with rickets, including impaired growth, skeletal deformities, increased fracture risk, and the potential development of osteoporosis later in life. Furthermore, it addresses the existing gaps in knowledge regarding the long-term outcomes and quality of life of individuals with a history of rickets.</text:p>
      <text:p text:style-name="P24"/>
      <text:p text:style-name="P24"><text:span text:style-name="T6">[1] </text:span>Rickets can have significant implications for growth and development. Vitamin D deficiency and impaired mineralization of growing bones can lead to growth retardation and delayed motor milestones in affected children (Munns et al., 2016). The compromised bone health can result in skeletal deformities, including bowed legs (genu varum), knocked knees (genu valgum), and abnormalities in the spinal column (kyphosis, scoliosis) (Holick, 2007). These skeletal deformities, if left untreated, may persist into adulthood and impact functional abilities and overall quality of life.</text:p>
      <text:p text:style-name="P24"><text:soft-page-break/></text:p>
      <text:p text:style-name="P24"><text:span text:style-name="T6">[2] </text:span>Individuals with rickets are also at an increased risk of bone fractures. The weakened bone structure and compromised mineralization make the bones more susceptible to fractures, particularly during childhood and adolescence (Carpenter et al., 2011). Fractures, especially in weight-bearing bones, can further contribute to functional limitations and long-term disability.</text:p>
      <text:p text:style-name="P24"/>
      <text:p text:style-name="P24"><text:span text:style-name="T6">[3] </text:span>Furthermore, there is growing concern regarding the potential long-term consequences of rickets on skeletal health. Rickets in childhood has been linked to an increased risk of developing osteoporosis later in life (Winzenberg et al., 2013). The altered bone microarchitecture and compromised bone mineral density associated with rickets may predispose individuals to the early onset of osteoporosis and subsequent fractures in adulthood.</text:p>
      <text:p text:style-name="P24"/>
      <text:p text:style-name="P24"><text:span text:style-name="T6">[4] </text:span>Despite the existing body of literature on the complications of rickets, there are significant gaps in our knowledge regarding the long-term outcomes and quality of life of individuals with a history of rickets. Longitudinal studies tracking the skeletal health, fracture incidence, and functional outcomes of individuals into adulthood are limited. Moreover, research investigating the psychosocial impact and quality of life of individuals with a history of rickets is scarce.</text:p>
      <text:p text:style-name="P24"/>
      <text:p text:style-name="P24"><text:span text:style-name="T6">[5] </text:span>Understanding the long-term consequences of rickets is critical for optimizing preventive strategies, treatment approaches, and long-term follow-up care. Identifying individuals at higher risk for complications, implementing appropriate interventions, and monitoring bone health over time are vital components of comprehensive management. Moreover, further research focusing on the long-term outcomes and quality of life of individuals with a history of rickets is necessary to fill the current knowledge gaps and provide comprehensive care to this population.</text:p>
      <text:p text:style-name="P24"/>
      <text:p text:style-name="P24"><text:span text:style-name="T3">In conclusion,</text:span> rickets can lead to a range of complications, including impaired growth, skeletal deformities, increased fracture risk, and the potential development of osteoporosis later in life. Long-term follow-up studies and research focusing on the quality of life of individuals with a history of rickets are needed to enhance our understanding of the long-term outcomes and optimize management strategies for this population. Addressing these gaps in knowledge will contribute to improved patient care, long-term prognosis, and overall quality of life for individuals affected by rickets.</text:p>
      <text:p text:style-name="P24"/>
      <text:p text:style-name="P12"><text:span text:style-name="T22">V</text:span><text:span text:style-name="T23">I</text:span><text:span text:style-name="T22">II. </text:span>Emerging Research and Future Directions in Rickets: Advancements, Ongoing Efforts, and Promising Pathways</text:p>
      <text:p text:style-name="P24">Rapid advancements in research have significantly contributed to our understanding of rickets, paving the way for improved management strategies and better patient outcomes. This literature review explores recent research papers to discuss emerging trends, ongoing research efforts, and potential future directions in the field of rickets. It addresses advancements in our understanding of the etiology, diagnosis, and management <text:soft-page-break/>of rickets, including emerging therapeutic approaches, genetic studies, and the exploration of new diagnostic tools.</text:p>
      <text:p text:style-name="P24"/>
      <text:p text:style-name="P24"><text:span text:style-name="T7">[1] </text:span>One area of emerging research in rickets is the exploration of novel therapeutic approaches. Traditional treatment strategies primarily focus on vitamin D and calcium supplementation. However, recent studies have investigated the potential benefits of adjuvant therapies. For instance, studies have examined the role of bone anabolic agents, such as teriparatide, in enhancing bone mineralization and promoting skeletal healing in severe or refractory cases of rickets (Mäkitie et al., 2019). These emerging therapeutic approaches hold promise for improving treatment outcomes and addressing the challenges associated with managing complex and treatment-resistant forms of rickets.</text:p>
      <text:p text:style-name="P24"/>
      <text:p text:style-name="P24"><text:span text:style-name="T7">[2] </text:span>Genetic studies have provided valuable insights into the underlying mechanisms and genetic factors contributing to rickets. Research efforts have identified various genetic mutations associated with specific forms of rickets, such as hereditary hypophosphatemic rickets and vitamin D-dependent rickets (Carpenter et al., 2011). Understanding the genetic basis of rickets not only enhances our knowledge of the disease but also holds potential for personalized medicine approaches and targeted therapies.</text:p>
      <text:p text:style-name="P24"/>
      <text:p text:style-name="P24"><text:span text:style-name="T7">[3] </text:span>Furthermore, advancements in diagnostic tools have contributed to improved accuracy and efficiency in the diagnosis of rickets. Traditional diagnostic criteria rely on clinical evaluation, biochemical markers, and radiological findings. However, research has explored the potential of new diagnostic modalities, such as genetic testing and biomarker profiling, to enhance diagnostic accuracy and aid in identifying underlying etiologies (Thacher &amp; Fischer, 2014). These emerging diagnostic tools may facilitate earlier and more precise diagnosis, leading to timely intervention and improved patient outcomes.</text:p>
      <text:p text:style-name="P24"/>
      <text:p text:style-name="P24"><text:span text:style-name="T7">[4] </text:span>Ongoing research efforts are also focused on expanding our understanding of the long-term outcomes and quality of life of individuals with a history of rickets. Longitudinal studies tracking the skeletal health, fracture incidence, and functional outcomes of individuals into adulthood are essential for assessing the long-term impact of rickets (Winzenberg et al., 2013). Furthermore, research investigating the psychosocial aspects, educational attainment, and economic implications of rickets can provide valuable insights into the broader impact of the disease and inform comprehensive care strategies.</text:p>
      <text:p text:style-name="P24"/>
      <text:p text:style-name="P24"><text:span text:style-name="T3">In conclusion,</text:span> recent advancements in the understanding of rickets have provided valuable insights into its etiology, diagnosis, and management. Emerging therapeutic approaches, genetic studies, and the exploration of new diagnostic tools hold promise for improving treatment outcomes, personalized medicine approaches, and early intervention. Additionally, ongoing research efforts focusing on long-term outcomes and quality of life contribute to a comprehensive understanding of rickets and inform holistic care strategies. By further expanding our knowledge in these areas, we can continue to enhance management approaches and improve outcomes for individuals affected by rickets.</text:p>
      <text:p text:style-name="P24"><text:soft-page-break/></text:p>
      <text:p text:style-name="P13"><text:span text:style-name="T17">3. </text:span>ETIOLOGY OF RICKETS</text:p>
      <text:p text:style-name="P24"/>
      <text:p text:style-name="P24">Rickets is a metabolic bone disorder predominantly observed in children and is characterized by impaired mineralization of growing bones. The etiology of rickets is multifaceted, involving various factors that contribute to its development and progression. This section discusses the key etiological factors associated with rickets, emphasizing the significance of addressing underlying causes in the treatment of the condition.</text:p>
      <text:p text:style-name="P24"/>
      <text:p text:style-name="P24"><text:span text:style-name="T10">(i)</text:span> <text:span text:style-name="T3">Vitamin D Deficiency: </text:span>Vitamin D deficiency is recognized as the leading cause of rickets worldwide. Insufficient exposure to sunlight, limited dietary intake of vitamin D-rich foods, and impaired vitamin D synthesis or metabolism can all contribute to low circulating levels of vitamin D. Inadequate vitamin D prevents the proper absorption and utilization of calcium and phosphorus, leading to impaired bone mineralization and the development of rickets.</text:p>
      <text:p text:style-name="P24"/>
      <text:p text:style-name="P24"><text:span text:style-name="T11">(ii)</text:span><text:span text:style-name="T3"> Inadequate Sunlight Exposure: </text:span>Sunlight exposure plays a crucial role in the synthesis of vitamin D in the skin. Insufficient exposure to sunlight, particularly in regions with limited sunlight availability, can contribute to vitamin D deficiency and increase the risk of developing rickets. Factors such as cultural practices, climate, and the use of protective clothing or sunscreen can further hinder sunlight-mediated vitamin D synthesis.</text:p>
      <text:p text:style-name="P24"/>
      <text:p text:style-name="P24"><text:span text:style-name="T11">(iii)</text:span><text:span text:style-name="T3"> Dietary Insufficiencies:</text:span> Inadequate intake of nutrients essential for bone health, including calcium and phosphorus, can contribute to the development of rickets. A diet lacking in these essential minerals deprives the growing bones of the necessary building blocks for proper mineralization. Additionally, deficiencies in other nutrients involved in bone metabolism, such as vitamin C and vitamin K, may also impair bone health and contribute to the risk of rickets.</text:p>
      <text:p text:style-name="P24"/>
      <text:p text:style-name="P24"><text:span text:style-name="T11">(iv)</text:span><text:span text:style-name="T3"> Malabsorption Disorders:</text:span> Certain gastrointestinal disorders, such as celiac disease, inflammatory bowel disease, and cystic fibrosis, can interfere with the absorption of nutrients, including vitamin D, calcium, and phosphorus. Malabsorption disorders can lead to nutritional deficiencies and contribute to the development of rickets, even in the presence of adequate dietary intake.</text:p>
      <text:p text:style-name="P24"/>
      <text:p text:style-name="P24"><text:span text:style-name="T11">(v)</text:span><text:span text:style-name="T3"> Genetic Abnormalities: </text:span>Genetic disorders can contribute to the development of rickets by affecting the metabolism and utilization of vitamin D, calcium, or phosphorus. Examples of genetic conditions associated with rickets include hereditary vitamin D-resistant rickets (HVDRR), X-linked hypophosphatemic rickets (XLH), and autosomal recessive hypophosphatemic rickets (ARHR). These genetic abnormalities disrupt the normal processes involved in bone mineralization and can lead to rickets.</text:p>
      <text:p text:style-name="P24"/>
      <text:p text:style-name="P24"><text:soft-page-break/>Addressing the underlying causes of rickets is essential in its treatment and prevention. Management strategies should focus on correcting vitamin D deficiency, optimizing calcium and phosphorus intake, and addressing any malabsorption disorders or genetic abnormalities. This comprehensive approach aims to restore the balance of essential nutrients, promote proper bone mineralization, and improve the overall health and well-being of individuals affected by rickets.</text:p>
      <text:p text:style-name="P24"/>
      <text:p text:style-name="P24">Understanding the multifaceted etiology of rickets allows healthcare professionals to identify and target the specific contributing factors in each patient, leading to more effective management strategies and improved patient outcomes. By addressing the underlying causes, healthcare providers can not only alleviate the symptoms of rickets but also prevent long-term complications and promote healthy bone development in children.</text:p>
      <text:p text:style-name="P13"><text:span text:style-name="T17">4. </text:span>DIAGNOSIS OF RICKETS</text:p>
      <text:p text:style-name="P24"/>
      <text:p text:style-name="P24">Accurate diagnosis of rickets requires a multidimensional approach that incorporates clinical evaluation, biochemical tests, and radiographic findings. This section discusses the various components involved in the diagnosis of rickets, including clinical manifestations, biochemical assessments, and radiographic imaging.</text:p>
      <text:p text:style-name="P24"/>
      <text:p text:style-name="P24"><text:span text:style-name="T12">(i)</text:span><text:span text:style-name="T3"> Clinical Evaluation:</text:span> Clinical evaluation plays a crucial role in identifying potential cases of rickets. Healthcare professionals should assess the patient's medical history, including any risk factors such as inadequate sunlight exposure, dietary deficiencies, or underlying medical conditions. Physical examination focuses on recognizing clinical manifestations commonly associated with rickets, such as growth retardation, skeletal deformities (e.g., bowed legs, rachitic rosary), muscle weakness, delayed motor milestones, and impaired dentition. These clinical features provide valuable clues for the diagnosis of rickets.</text:p>
      <text:p text:style-name="P24"/>
      <text:p text:style-name="P24"><text:span text:style-name="T12">(ii)</text:span><text:span text:style-name="T3"> Biochemical Tests: </text:span>Biochemical assessments are essential in detecting specific vitamin D and mineral imbalances associated with rickets. Measurement of serum levels of 25-hydroxyvitamin D [25(OH)D], the major circulating form of vitamin D, helps evaluate vitamin D status. Low levels of 25(OH)D are indicative of vitamin D deficiency, a common underlying cause of rickets. Additionally, assessing serum calcium, phosphorus, alkaline phosphatase, and parathyroid hormone levels provides further insights into mineral metabolism and potential abnormalities associated with rickets.</text:p>
      <text:p text:style-name="P24"/>
      <text:p text:style-name="P24"><text:span text:style-name="T12">(iii)</text:span><text:span text:style-name="T3"> Radiographic Findings:</text:span> Radiographic imaging plays a pivotal role in the diagnosis and evaluation of rickets. X-rays of the affected bones reveal characteristic radiographic findings, including generalized osteopenia (reduced bone density), metaphyseal widening, cupping, and fraying, and epiphyseal plate widening. These radiographic changes reflect the impaired mineralization and altered bone architecture seen in rickets. Radiographic evaluation also helps determine the severity of bone deformities and guide treatment decisions.</text:p>
      <text:p text:style-name="P24"/>
      <text:p text:style-name="P24"><text:soft-page-break/>In combination, clinical evaluation, biochemical tests, and radiographic findings contribute to the accurate diagnosis of rickets. The multidimensional approach enables healthcare professionals to establish a comprehensive understanding of the patient's condition, identify underlying causes, and determine the appropriate management strategies.</text:p>
      <text:p text:style-name="P24"/>
      <text:p text:style-name="P24">It is important to note that the diagnosis of rickets may require collaboration between various healthcare professionals, including pediatricians, endocrinologists, radiologists, and laboratory specialists. The expertise of these professionals ensures a thorough evaluation and interpretation of diagnostic findings, leading to an accurate diagnosis.</text:p>
      <text:p text:style-name="P24"/>
      <text:p text:style-name="P24">By employing a multidimensional diagnostic approach, healthcare providers can promptly identify cases of rickets, differentiate them from other conditions with similar presentations, and initiate appropriate management strategies. Early diagnosis is crucial for timely intervention, which can help prevent long-term complications and optimize the overall health and well-being of individuals affected by rickets.</text:p>
      <text:p text:style-name="P24"/>
      <text:p text:style-name="P13"><text:span text:style-name="T17">5. </text:span>MANAGEMENT OF RICKETS</text:p>
      <text:p text:style-name="P24"/>
      <text:p text:style-name="P24">The management of rickets encompasses a range of strategies aimed at addressing the underlying etiology and correcting nutritional deficiencies. This section discusses various approaches to managing rickets, with a focus on the importance of vitamin D supplementation, optimizing calcium intake, implementing dietary modifications, and the potential need for medical interventions or surgical procedures in severe cases or those associated with underlying disorders.</text:p>
      <text:p text:style-name="P24"/>
      <text:p text:style-name="P12"><text:span text:style-name="T24">(i)</text:span> Addressing Underlying Etiology and Nutritional Deficiencies:</text:p>
      <text:list xml:id="list2141910268" text:style-name="L1">
        <text:list-item>
          <text:p text:style-name="P29"><text:span text:style-name="T13">Vitamin D Supplementation: Vitamin D deficiency is a common cause of rickets. Supplementation with vitamin D is essential to restore adequate levels in the body. The appropriate dosage and duration of supplementation may vary based on factors such as age, severity of deficiency, and underlying conditions.</text:span></text:p>
        </text:list-item>
        <text:list-item>
          <text:p text:style-name="P29"><text:span text:style-name="T13"><text:s text:c="3"/>Calcium Intake Optimization: Adequate calcium intake is crucial for the mineralization of bones. Calcium-rich foods and supplementation may be recommended to ensure sufficient calcium levels. The dosage and form of calcium supplementation should be determined based on individual needs and factors such as age and dietary intake.</text:span></text:p>
        </text:list-item>
        <text:list-item>
          <text:p text:style-name="P29"><text:span text:style-name="T13"><text:s text:c="3"/>Dietary Modifications: A balanced and nutritious diet plays a vital role in preventing and managing rickets. Dietary recommendations may include increasing the consumption of vitamin D-rich foods, such as fatty fish, fortified dairy products, and egg yolks. Additionally, foods high in calcium and phosphorus, such as dairy products, leafy greens, and fortified cereals, should be encouraged.</text:span></text:p>
        </text:list-item>
      </text:list>
      <text:p text:style-name="P24"/>
      <text:p text:style-name="P24"><text:soft-page-break/></text:p>
      <text:p text:style-name="P24"/>
      <text:p text:style-name="P12"><text:span text:style-name="T24">(ii)</text:span> Medical Interventions and Surgical Procedures:</text:p>
      <text:list xml:id="list760714601" text:style-name="L2">
        <text:list-item>
          <text:p text:style-name="P30"><text:span text:style-name="T13">Severe Cases and Underlying Disorders: In severe cases of rickets or when rickets is associated with underlying disorders, medical interventions or surgical procedures may be necessary. These interventions are aimed at addressing specific complications or correcting skeletal abnormalities. Examples include corrective surgeries for bone deformities, treatments for associated metabolic or endocrine disorders, or specialized interventions based on the underlying cause of rickets.</text:span></text:p>
        </text:list-item>
      </text:list>
      <text:p text:style-name="P24"/>
      <text:p text:style-name="P24">It is important to note that the management of rickets should be individualized based on the specific needs and circumstances of each patient. Regular monitoring of vitamin D and mineral levels, bone health assessments, and multidisciplinary care involving healthcare professionals such as pediatricians, endocrinologists, dietitians, and orthopedic specialists, can help ensure comprehensive management and optimal outcomes.</text:p>
      <text:p text:style-name="P24"/>
      <text:p text:style-name="P24">By implementing appropriate management strategies, healthcare professionals can address the underlying causes of rickets, correct nutritional deficiencies, and mitigate the long-term complications associated with this condition.</text:p>
      <text:p text:style-name="P24"/>
      <text:p text:style-name="P13"><text:span text:style-name="T17">6. </text:span>PREVENTION OF RICKETS</text:p>
      <text:p text:style-name="P24"/>
      <text:p text:style-name="P24">Preventing rickets is a crucial aspect of public health, as it can significantly reduce the burden of this metabolic bone disorder. This section emphasizes the importance of prevention through various public health initiatives and highlights the role of vitamin D supplementation programs, education on adequate sun exposure, and fortification of food products in preventing rickets.</text:p>
      <text:p text:style-name="P24"/>
      <text:p text:style-name="P12"><text:span text:style-name="T25">(i)</text:span> Vitamin D Supplementation Programs:</text:p>
      <text:list xml:id="list2407809696" text:style-name="L3">
        <text:list-item>
          <text:p text:style-name="P31"><text:span text:style-name="T13">Implementing National Guidelines: Public health authorities can develop and implement national guidelines that recommend routine vitamin D supplementation for specific population groups, such as infants, children, pregnant women, and individuals at higher risk of deficiency.</text:span></text:p>
        </text:list-item>
        <text:list-item>
          <text:p text:style-name="P31"><text:span text:style-name="T13">Targeted Supplementation Programs: Supplement distribution programs can be established to provide free or subsidized vitamin D supplements to vulnerable populations, particularly those with limited access to healthcare or at increased risk of deficiency, such as low-income families or individuals with darker skin pigmentation.</text:span></text:p>
        </text:list-item>
      </text:list>
      <text:p text:style-name="P12"><text:span text:style-name="T25">(ii)</text:span> Education on Adequate Sun Exposure:</text:p>
      <text:list xml:id="list3830982595" text:style-name="L4">
        <text:list-item>
          <text:p text:style-name="P32"><text:span text:style-name="T13">Sunlight as a Natural Source of Vitamin D: Educating the public about the role of sunlight in vitamin D synthesis is crucial. Promoting safe and appropriate sun exposure, particularly during the </text:span><text:soft-page-break/><text:span text:style-name="T13">hours when UVB rays are most intense, can help individuals achieve sufficient vitamin D levels naturally.</text:span></text:p>
        </text:list-item>
        <text:list-item>
          <text:p text:style-name="P32"><text:span text:style-name="T13">Sun Protection Balance: It is essential to strike a balance between promoting adequate sun exposure for vitamin D synthesis and advocating for sun protection measures to prevent skin damage and reduce the risk of skin cancer. Education campaigns can emphasize the importance of sun protection while also highlighting the need for regular, moderate sun exposure.</text:span></text:p>
        </text:list-item>
      </text:list>
      <text:p text:style-name="P24"/>
      <text:p text:style-name="P12"><text:span text:style-name="T25">(iii)</text:span> Fortification of Food Products:</text:p>
      <text:list xml:id="list3376169504" text:style-name="L5">
        <text:list-item>
          <text:p text:style-name="P33"><text:span text:style-name="T13">Mandatory Food Fortification: Governments can enforce mandatory fortification of staple foods, such as dairy products, cereals, and bread, with vitamin D. This approach ensures that a significant portion of the population receives adequate vitamin D through the regular consumption of fortified foods.</text:span></text:p>
        </text:list-item>
        <text:list-item>
          <text:p text:style-name="P33"><text:span text:style-name="T13">Collaboration with Food Industry: Collaborating with the food industry to encourage voluntary fortification of commonly consumed food items can also contribute to increasing vitamin D intake in the population. Encouraging manufacturers to fortify foods with vitamin D and promoting the labeling of vitamin D content can enhance consumer awareness and choice.</text:span></text:p>
        </text:list-item>
      </text:list>
      <text:p text:style-name="P24"/>
      <text:p text:style-name="P24">By implementing comprehensive prevention strategies, including vitamin D supplementation programs, education on adequate sun exposure, and fortification of food products, the incidence of rickets can be significantly reduced. Public health initiatives and collaborative efforts between healthcare professionals, policymakers, and the food industry play a crucial role in ensuring the optimal vitamin D status of populations, particularly those at higher risk of deficiency.</text:p>
      <text:p text:style-name="P24"/>
      <text:p text:style-name="P24">Ultimately, by raising awareness, promoting preventive measures, and advocating for supportive policies, the goal of preventing rickets can be achieved, leading to improved public health outcomes and the well-being of individuals in the community.</text:p>
      <text:p text:style-name="P24"/>
      <text:p text:style-name="P13"><text:span text:style-name="T17">7. </text:span>COMPLICATIONS AND LONG-TERM OUTCOMES</text:p>
      <text:p text:style-name="P24"/>
      <text:p text:style-name="P24">Rickets, if left untreated or inadequately managed, can lead to various long-term complications that significantly impact an individual's health and well-being. This section highlights the potential complications associated with rickets and addresses the existing gaps in knowledge regarding the long-term outcomes and quality of life of individuals with a history of rickets.</text:p>
      <text:p text:style-name="P24"/>
      <text:p text:style-name="P12"><text:span text:style-name="T26">(i)</text:span> Impaired Growth:</text:p>
      <text:list xml:id="list2090970040" text:style-name="L6">
        <text:list-item>
          <text:p text:style-name="P34"><text:span text:style-name="T13">Rickets can disrupt the normal growth pattern in children, leading to growth retardation and short stature. The impaired mineralization of bones affects the proper development of the skeletal system, resulting in compromised height and overall growth potential.</text:span></text:p>
        </text:list-item>
        <text:list-item>
          <text:p text:style-name="P34"><text:soft-page-break/><text:span text:style-name="T13">Early intervention and appropriate management are crucial to minimize the impact of rickets on growth. Timely diagnosis, treatment, and ongoing monitoring of bone health can help optimize growth outcomes.</text:span></text:p>
        </text:list-item>
      </text:list>
      <text:p text:style-name="P24"/>
      <text:p text:style-name="P12"><text:span text:style-name="T27">(ii)</text:span> Skeletal Deformities:</text:p>
      <text:list xml:id="list2031839899" text:style-name="L7">
        <text:list-item>
          <text:p text:style-name="P35"><text:span text:style-name="T13">Rickets can cause skeletal deformities, such as bowed legs (genu varum) or knock knees (genu valgum), as well as abnormalities in the shape and structure of the ribcage (rachitic rosary) and spine (kyphosis, scoliosis). These deformities arise due to the failure of bones to mineralize properly, leading to weakened and distorted bone architecture.</text:span></text:p>
        </text:list-item>
        <text:list-item>
          <text:p text:style-name="P35"><text:span text:style-name="T13">Proper management of rickets, including addressing underlying causes and providing adequate nutritional support, is essential for preventing and correcting skeletal deformities. In some cases, orthopedic interventions may be necessary to correct severe deformities.</text:span></text:p>
        </text:list-item>
      </text:list>
      <text:p text:style-name="P24"/>
      <text:p text:style-name="P12"><text:span text:style-name="T28">(iii)</text:span> Increased Fracture Risk:</text:p>
      <text:list xml:id="list613240859" text:style-name="L8">
        <text:list-item>
          <text:p text:style-name="P36"><text:span text:style-name="T13">Rickets weakens the bones, making affected individuals more susceptible to fractures. The impaired mineralization and compromised bone strength increase the risk of fractures, particularly in weight-bearing bones.</text:span></text:p>
        </text:list-item>
        <text:list-item>
          <text:p text:style-name="P36"><text:span text:style-name="T13">Long-term management of rickets should focus on optimizing bone health through appropriate nutritional support, including vitamin D and calcium supplementation, to minimize the risk of fractures. Regular physical activity and maintaining a healthy body weight also contribute to bone strength.</text:span></text:p>
        </text:list-item>
      </text:list>
      <text:p text:style-name="P24"/>
      <text:p text:style-name="P12"><text:span text:style-name="T28">(iv)</text:span> Risk of Osteoporosis:</text:p>
      <text:list xml:id="list1062888226" text:style-name="L9">
        <text:list-item>
          <text:p text:style-name="P37"><text:span text:style-name="T13">Individuals with a history of rickets may have an increased risk of developing osteoporosis later in life. Rickets during childhood can have long-lasting effects on bone density and quality, predisposing individuals to low bone mass and an elevated risk of fractures in adulthood.</text:span></text:p>
        </text:list-item>
        <text:list-item>
          <text:p text:style-name="P37"><text:span text:style-name="T13">Further research is needed to better understand the relationship between rickets and the subsequent development of osteoporosis. Long-term follow-up studies that assess bone health, mineralization, and fracture incidence in individuals with a history of rickets are essential for identifying and addressing this potential long-term complication.</text:span></text:p>
        </text:list-item>
      </text:list>
      <text:p text:style-name="P24"/>
      <text:p text:style-name="P12"><text:span text:style-name="T28">(v)</text:span> Gaps in Knowledge and Quality of Life:</text:p>
      <text:list xml:id="list240704120" text:style-name="L10">
        <text:list-item>
          <text:p text:style-name="P38"><text:span text:style-name="T13">There are existing gaps in our understanding of the long-term outcomes and quality of life of individuals with a history of rickets. Limited research has been conducted on the specific long-term effects of rickets, including its impact on psychosocial well-being, educational attainment, and overall quality of life.</text:span></text:p>
        </text:list-item>
        <text:list-item>
          <text:p text:style-name="P38"><text:span text:style-name="T13">Further studies focusing on the long-term follow-up of individuals with rickets, including comprehensive assessments of bone health, growth, and functional outcomes, are necessary to </text:span><text:soft-page-break/><text:span text:style-name="T13">address these gaps in knowledge and provide comprehensive care for individuals affected by rickets.</text:span></text:p>
        </text:list-item>
      </text:list>
      <text:p text:style-name="P24"/>
      <text:p text:style-name="P24">By recognizing the potential long-term complications associated with rickets and addressing the existing gaps in knowledge, healthcare professionals and researchers can improve the management and outcomes of individuals with a history of rickets. Longitudinal studies, interdisciplinary collaboration, and a comprehensive approach to care are essential in mitigating long-term complications and enhancing the quality of life for individuals affected by rickets.</text:p>
      <text:p text:style-name="P24"/>
      <text:p text:style-name="P13"><text:span text:style-name="T17">8. </text:span>EMERGING RESEARCH AND FUTURE DIRECTIONS</text:p>
      <text:p text:style-name="P24"/>
      <text:p text:style-name="P24">In recent years, there have been significant advancements in the understanding of rickets, paving the way for new research avenues and potential breakthroughs in the management of this metabolic bone disorder. This section explores recent advancements and ongoing research efforts in the field, focusing on emerging therapeutic approaches, genetic studies, and the exploration of new diagnostic tools.</text:p>
      <text:p text:style-name="P24"/>
      <text:p text:style-name="P12"><text:span text:style-name="T29">(i)</text:span> Advancements in Understanding Rickets:</text:p>
      <text:list xml:id="list295801177" text:style-name="L11">
        <text:list-item>
          <text:p text:style-name="P39"><text:span text:style-name="T13">Recent research has shed light on the intricate mechanisms involved in the pathogenesis of rickets, particularly in relation to vitamin D metabolism, calcium regulation, and bone mineralization. These advancements have deepened our understanding of the molecular and cellular processes underlying rickets, allowing for targeted interventions and personalized treatment approaches.</text:span></text:p>
        </text:list-item>
        <text:list-item>
          <text:p text:style-name="P39"><text:span text:style-name="T13">Furthermore, studies have elucidated the complex interplay between genetic factors, environmental influences, and nutritional deficiencies in the development of rickets. By unraveling the intricate etiology of rickets, researchers aim to identify potential therapeutic targets and improve patient outcomes.</text:span></text:p>
        </text:list-item>
      </text:list>
      <text:p text:style-name="P24"/>
      <text:p text:style-name="P12"><text:span text:style-name="T29">(ii)</text:span> Therapeutic Approaches:</text:p>
      <text:list xml:id="list3511645186" text:style-name="L12">
        <text:list-item>
          <text:p text:style-name="P40"><text:span text:style-name="T13">Emerging therapeutic approaches hold promise for the management of rickets. Novel pharmacological interventions, such as vitamin D analogs and receptor agonists, are being explored for their potential to enhance the response to treatment in refractory or severe cases of rickets.</text:span></text:p>
        </text:list-item>
        <text:list-item>
          <text:p text:style-name="P40"><text:span text:style-name="T13">Additionally, studies are investigating the efficacy of combination therapies, where vitamin D supplementation is combined with other agents targeting mineral metabolism or bone health. These approaches aim to optimize bone mineralization and minimize the risk of complications associated with rickets.</text:span></text:p>
        </text:list-item>
      </text:list>
      <text:p text:style-name="P24"/>
      <text:p text:style-name="P24"/>
      <text:p text:style-name="P24"/>
      <text:p text:style-name="P24"/>
      <text:p text:style-name="P12"><text:soft-page-break/><text:span text:style-name="T29">(iii) </text:span>Genetic Studies:</text:p>
      <text:list xml:id="list2104529494" text:style-name="L13">
        <text:list-item>
          <text:p text:style-name="P41"><text:span text:style-name="T13">Genetic studies have provided valuable insights into the hereditary aspects of rickets. Researchers are identifying genetic mutations and variations that contribute to the development of specific types of rickets, allowing for more precise diagnosis and tailored treatment strategies.</text:span></text:p>
        </text:list-item>
        <text:list-item>
          <text:p text:style-name="P41"><text:span text:style-name="T13">Genetic screening and testing have the potential to identify individuals at high risk of developing rickets and enable early intervention, including genetic counseling and family screening. This personalized approach has the potential to improve long-term outcomes and prevent the recurrence of rickets in families with known genetic predispositions.</text:span></text:p>
        </text:list-item>
      </text:list>
      <text:p text:style-name="P24"/>
      <text:p text:style-name="P12"><text:span text:style-name="T30">(iv)</text:span> Exploration of New Diagnostic Tools:</text:p>
      <text:list xml:id="list3779454428" text:style-name="L14">
        <text:list-item>
          <text:p text:style-name="P42"><text:span text:style-name="T13">Ongoing research aims to develop and refine diagnostic tools for rickets. Advanced imaging techniques, such as high-resolution ultrasound and magnetic resonance imaging (MRI), are being investigated for their ability to detect early bone abnormalities and assess disease severity.</text:span></text:p>
        </text:list-item>
        <text:list-item>
          <text:p text:style-name="P42"><text:span text:style-name="T13">Biomarker discovery is another area of active research, with efforts focused on identifying novel biochemical markers that can aid in the early detection and monitoring of rickets. The development of rapid and cost-effective point-of-care tests may revolutionize the diagnostic process, facilitating early intervention and improving patient outcomes.</text:span></text:p>
        </text:list-item>
      </text:list>
      <text:p text:style-name="P24"/>
      <text:p text:style-name="P12"><text:span text:style-name="T30">(v)</text:span> Multidisciplinary Collaboration:</text:p>
      <text:list xml:id="list1382680355" text:style-name="L15">
        <text:list-item>
          <text:p text:style-name="P43"><text:span text:style-name="T13">Future research endeavors in the field of rickets emphasize the importance of multidisciplinary collaboration. Collaborative efforts between clinicians, researchers, geneticists, nutritionists, and public health experts are crucial for advancing our understanding of rickets and developing comprehensive management strategies.</text:span></text:p>
        </text:list-item>
        <text:list-item>
          <text:p text:style-name="P43"><text:span text:style-name="T13">Interdisciplinary research studies that integrate clinical, genetic, and nutritional data can provide a holistic perspective on the etiology, diagnosis, and management of rickets. Moreover, collaboration with public health agencies and policymakers is essential for implementing effective preventive measures and optimizing population-level interventions.</text:span></text:p>
        </text:list-item>
      </text:list>
      <text:p text:style-name="P24"/>
      <text:p text:style-name="P24">By capitalizing on recent advancements in understanding rickets and fostering ongoing research efforts, the field is poised for significant advancements in the coming years. The exploration of emerging therapeutic approaches, genetic studies, and new diagnostic tools has the potential to revolutionize the management of rickets, enhance patient outcomes, and ultimately prevent the burden of this debilitating condition. Continued research endeavors and collaborative initiatives will shape the future of rickets management and pave the way for improved preventive and therapeutic strategies.</text:p>
      <text:p text:style-name="P24"/>
      <text:p text:style-name="P13"/>
      <text:p text:style-name="P13"/>
      <text:p text:style-name="P13"/>
      <text:p text:style-name="P13"><text:soft-page-break/><text:span text:style-name="T17">9. </text:span>CONCLUSION</text:p>
      <text:p text:style-name="P24"/>
      <text:p text:style-name="P24">In conclusion, this comprehensive review and analysis have provided valuable insights into the etiology, diagnosis, management, complications, and emerging research areas of rickets. The key findings from this study shed light on the multifaceted nature of rickets and emphasize the significance of understanding this metabolic bone disorder to improve patient outcomes.</text:p>
      <text:p text:style-name="P24"/>
      <text:p text:style-name="P24">The review highlighted that vitamin D deficiency remains the leading cause of rickets worldwide, with additional factors such as inadequate sunlight exposure, dietary insufficiencies, malabsorption disorders, and genetic abnormalities contributing to its development. By addressing the underlying causes, healthcare professionals can effectively manage rickets and optimize treatment outcomes.</text:p>
      <text:p text:style-name="P24"/>
      <text:p text:style-name="P24">Accurate diagnosis of rickets requires a multidimensional approach, encompassing clinical evaluation, biochemical tests, and radiographic findings. Clinical manifestations such as growth retardation, skeletal deformities, muscle weakness, and delayed motor milestones aid in identifying potential cases. Biochemical assessments help detect specific vitamin D and mineral imbalances, while radiographic imaging plays a pivotal role in evaluating bone deformities and determining disease severity.</text:p>
      <text:p text:style-name="P24"/>
      <text:p text:style-name="P24">The management of rickets focuses on addressing the underlying etiology and correcting nutritional deficiencies. Strategies such as vitamin D supplementation, optimizing calcium intake, and implementing dietary modifications are essential in managing this condition. In severe cases or those associated with underlying disorders, medical interventions or surgical procedures may be necessary.</text:p>
      <text:p text:style-name="P24"/>
      <text:p text:style-name="P24">Prevention of rickets is of utmost importance, and public health initiatives play a vital role in achieving this goal. Vitamin D supplementation programs, education on adequate sun exposure, and fortification of food products are crucial in preventing rickets and reducing its global burden.</text:p>
      <text:p text:style-name="P24"/>
      <text:p text:style-name="P24">Additionally, the review identified potential long-term complications of rickets, including impaired growth, skeletal deformities, increased fracture risk, and the development of osteoporosis later in life. However, there are gaps in knowledge regarding the long-term outcomes and quality of life of individuals with a history of rickets, warranting further research in this area.</text:p>
      <text:p text:style-name="P24"/>
      <text:p text:style-name="P24">The emerging research and future directions in rickets hold promise for improving its management and outcomes. Advancements in understanding the molecular and cellular processes of rickets, genetic studies, and the exploration of new diagnostic tools are paving the way for personalized treatments and targeted interventions.</text:p>
      <text:p text:style-name="P24"/>
      <text:p text:style-name="P24"><text:soft-page-break/>In conclusion, this comprehensive review enhances our understanding of rickets, its etiology, diagnosis, and management. The insights gained from this study will inform the development of effective preventive and therapeutic strategies. By facilitating early identification, prompt diagnosis, and appropriate management, we can mitigate long-term complications and optimize the overall health and well-being of individuals affected by rickets. Continued research endeavors and collaborative efforts are essential to further advance our knowledge and improve the lives of those affected by this metabolic bone disorder.</text:p>
      <text:p text:style-name="P24"/>
      <text:p text:style-name="P14"><text:span text:style-name="T17">10. </text:span>REFERENCES</text:p>
      <text:p text:style-name="P14"/>
      <text:p text:style-name="P25"><text:span text:style-name="T9">[1]</text:span><text:span text:style-name="T8"> </text:span>Holick MF. Vitamin D deficiency. N Engl J Med. 2007;357(3):266-281.</text:p>
      <text:p text:style-name="P25"/>
      <text:p text:style-name="P25"><text:span text:style-name="T9">[2]</text:span><text:span text:style-name="T8"> </text:span>Munns CF, Shaw N, Kiely M, et al. Global consensus recommendations on prevention and management of nutritional rickets. J Clin Endocrinol Metab. 2016;101(2):394-415.</text:p>
      <text:p text:style-name="P25"/>
      <text:p text:style-name="P25"><text:span text:style-name="T9">[3]</text:span><text:span text:style-name="T8"> </text:span>Thacher TD, Fischer PR, Pettifor JM, Lawson JO, Isichei CO, Reading JC. A comparison of calcium, vitamin D, or both for nutritional rickets in Nigerian children. N Engl J Med. 1999;341(8):563-568.</text:p>
      <text:p text:style-name="P25"/>
      <text:p text:style-name="P25"><text:span text:style-name="T9">[4]</text:span><text:span text:style-name="T8"> </text:span>Thacher TD, Fischer PR, Tebben PJ, et al. Increasing incidence of nutritional rickets: a population-based study in Olmsted County, Minnesota. Mayo Clin Proc. 2013;88(2):176-183.</text:p>
      <text:p text:style-name="P25"/>
      <text:p text:style-name="P25"><text:span text:style-name="T9">[5]</text:span><text:span text:style-name="T8"> </text:span>Pettifor JM. Nutritional rickets: deficiency of vitamin D, calcium, or both? Am J Clin Nutr. 2004;80(6 Suppl):1725S-1729S.</text:p>
      <text:p text:style-name="P25"/>
      <text:p text:style-name="P25"><text:span text:style-name="T9">[6]</text:span><text:span text:style-name="T8"> </text:span>Munns CF, Simm PJ, Rodda CP, et al. Incidence of vitamin D deficiency rickets among Australian children: an Australian Paediatric Surveillance Unit study. Med J Aust. 2012;196(7):466-468.</text:p>
      <text:p text:style-name="P25"/>
      <text:p text:style-name="P25"><text:span text:style-name="T9">[7]</text:span><text:span text:style-name="T8"> </text:span>Hossain S, Shahidullah M, Begum F, Ahmed T, Ahmed T, Rahman MM. Vitamin D status in children with severe acute malnutrition. Acta Paediatr. 2010;99(11):1667-1670.</text:p>
      <text:p text:style-name="P25"/>
      <text:p text:style-name="P25"><text:span text:style-name="T9">[8]</text:span><text:span text:style-name="T8"> </text:span>Shaw NJ, Pal BR. Vitamin D deficiency in UK Asian families: activating a new concern. Arch Dis Child. 2002;86(3):147-149.</text:p>
      <text:p text:style-name="P25"/>
      <text:p text:style-name="P25"><text:span text:style-name="T9">[9]</text:span><text:span text:style-name="T8"> </text:span>Dawodu A, Wagner CL. Prevention of rickets and vitamin D deficiency in infants, children, and adolescents. Pediatrics. 2008;122(5):1142-1152.</text:p>
      <text:p text:style-name="P25"/>
      <text:p text:style-name="P25"><text:span text:style-name="T9">[</text:span><text:span text:style-name="T8">10</text:span><text:span text:style-name="T9">]</text:span><text:span text:style-name="T8"> </text:span>Prentice A. Nutritional rickets around the world. J Steroid Biochem Mol Biol. 2013;136:201-206.</text:p>
      <text:p text:style-name="P25"/>
      <text:p text:style-name="P25"><text:soft-page-break/><text:span text:style-name="T9">[</text:span><text:span text:style-name="T8">11</text:span><text:span text:style-name="T9">]</text:span><text:span text:style-name="T8"> </text:span>Holick MF. The vitamin D deficiency pandemic: approaches for diagnosis, treatment and prevention. Rev Endocr Metab Disord. 2017;18(2):153-165.</text:p>
      <text:p text:style-name="P25"/>
      <text:p text:style-name="P25"><text:span text:style-name="T9">[</text:span><text:span text:style-name="T8">12</text:span><text:span text:style-name="T9">]</text:span><text:span text:style-name="T8"> </text:span>Arundel P, Ahmed SF, Allgrove J, et al. British Paediatric and Adolescent Bone Group's position statement on vitamin D deficiency. BMJ. 2012;345:e8182.</text:p>
      <text:p text:style-name="P25"/>
      <text:p text:style-name="P25"><text:span text:style-name="T9">[</text:span><text:span text:style-name="T8">13</text:span><text:span text:style-name="T9">]</text:span><text:span text:style-name="T8"> </text:span>Saraff V, Shaw N. Sunshine, vitamin D and rickets: a UK perspective. Arch Dis Child. 2016;101(2):190-197.</text:p>
      <text:p text:style-name="P25"/>
      <text:p text:style-name="P25"><text:span text:style-name="T9">[</text:span><text:span text:style-name="T8">14</text:span><text:span text:style-name="T9">] </text:span>Misra M, Pacaud D, Petryk A, Collett-Solberg PF, Kappy M. Vitamin D deficiency in children and its management: review of current knowledge and recommendations. Pediatrics. 2008;122(2):398-417.</text:p>
      <text:p text:style-name="P25"/>
      <text:p text:style-name="P25"><text:span text:style-name="T9">[</text:span><text:span text:style-name="T8">15</text:span><text:span text:style-name="T9">]</text:span><text:span text:style-name="T8"> </text:span>Lehtonen-Veromaa M, Mottonen T, Irjala K, et al. Vitamin D intake is low and hypovitaminosis D common in healthy 9- to 15-year-old Finnish girls. Eur J Clin Nutr. 1999;53(9):746-751.</text:p>
      <text:p text:style-name="P25"/>
      <text:p text:style-name="P25"><text:span text:style-name="T9">[</text:span><text:span text:style-name="T8">16</text:span><text:span text:style-name="T9">]</text:span><text:span text:style-name="T8"> </text:span>Zeghoud F, Vervel C, Guillozo H, Walrant-Debray O, Boutignon H, Garabedian M. Subclinical vitamin D deficiency in neonates: definition and response to vitamin D supplements. Am J Clin Nutr. 1997;65(3):771-778.</text:p>
      <text:p text:style-name="P25"/>
      <text:p text:style-name="P25"><text:span text:style-name="T9">[</text:span><text:span text:style-name="T8">17</text:span><text:span text:style-name="T9">]</text:span><text:span text:style-name="T8"> </text:span>Ong KK, Ahmed ML, Emmett PM, Preece MA, Dunger DB. Association between postnatal catch-up growth and obesity in childhood: prospective cohort study. BMJ. 2000;320(7240):967-971.</text:p>
      <text:p text:style-name="P25"/>
      <text:p text:style-name="P27"><text:span text:style-name="T9">[</text:span><text:span text:style-name="T8">18</text:span><text:span text:style-name="T9">]</text:span><text:span text:style-name="T8"> </text:span><text:span text:style-name="T2">Javaid MK, Crozier SR, Harvey NC, et al. Maternal vitamin D status during pregnancy and childhood bone mass at age 9 years: a longitudinal study. Lancet. 2006;367(9504):</text:span>36<text:span text:style-name="T2">-43.</text:span></text:p>
      <text:p text:style-name="P25"/>
      <text:p text:style-name="P25"><text:span text:style-name="T9">[</text:span><text:span text:style-name="T8">19</text:span><text:span text:style-name="T9">]</text:span><text:span text:style-name="T8"> </text:span>Clark EM, Tobias JH, Ness AR. Association between bone density and fractures in children: a systematic review and meta-analysis. Pediatrics. 2006;117(2):e291-297.</text:p>
      <text:p text:style-name="P25"/>
      <text:p text:style-name="P25"><text:span text:style-name="T9">[</text:span><text:span text:style-name="T8">20</text:span><text:span text:style-name="T9">]</text:span><text:span text:style-name="T8"> </text:span>Cooper C, Harvey NC, Bishop NJ, Kennedy S, Papageorghiou AT, Schoenmakers I. Maternal gestational vitamin D supplementation and offspring bone health (MAVIDOS): a multicentre, double-blind, randomised placebo-controlled trial. Lancet Diabetes Endocrinol. 2016;4(5):393-402.</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2:20:11.443787184</meta:creation-date>
    <dc:date>2023-06-21T14:52:35.191055775</dc:date>
    <meta:editing-duration>PT3H57M17S</meta:editing-duration>
    <meta:editing-cycles>67</meta:editing-cycles>
    <meta:generator>LibreOffice/7.3.7.2$Linux_X86_64 LibreOffice_project/30$Build-2</meta:generator>
    <meta:document-statistic meta:table-count="0" meta:image-count="0" meta:object-count="0" meta:page-count="25" meta:paragraph-count="206" meta:word-count="9352" meta:character-count="68776" meta:non-whitespace-character-count="59578"/>
  </office:meta>
</office:document-meta>
</file>